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A3000004A35CA6F6F5363983EA.png" manifest:media-type="image/png"/>
  <manifest:file-entry manifest:full-path="Pictures/1000020100000190000001907464ECF2E901A46C.png" manifest:media-type="image/png"/>
  <manifest:file-entry manifest:full-path="Pictures/1000020100000258000002584263A815F093A4AF.png" manifest:media-type="image/png"/>
  <manifest:file-entry manifest:full-path="Pictures/10000201000001F5000000ABCCA2368881FF91EB.png" manifest:media-type="image/png"/>
  <manifest:file-entry manifest:full-path="Pictures/1000020100000708000001C2836CCDC8DA15B852.png" manifest:media-type="image/png"/>
  <manifest:file-entry manifest:full-path="Pictures/10000201000002030000016664FF873607AF96C7.png" manifest:media-type="image/png"/>
  <manifest:file-entry manifest:full-path="Pictures/100002010000009600000096CE44833B03974D13.png" manifest:media-type="image/png"/>
  <manifest:file-entry manifest:full-path="Pictures/10000201000002B200000330EBE5E372B6C76E5C.png" manifest:media-type="image/png"/>
  <manifest:file-entry manifest:full-path="Pictures/10000201000002510000030039550E4DC802A2F1.png" manifest:media-type="image/png"/>
  <manifest:file-entry manifest:full-path="Pictures/100002010000014D0000025872E64D848F1AEB39.png" manifest:media-type="image/png"/>
  <manifest:file-entry manifest:full-path="Pictures/1000020100000275000000955DBF3B3150B81DF9.png" manifest:media-type="image/png"/>
  <manifest:file-entry manifest:full-path="Pictures/10000201000001F4000000643D641E8C7C52FA20.png" manifest:media-type="image/png"/>
  <manifest:file-entry manifest:full-path="Pictures/10000000000000F0000000F0DB7F4B7A9DB60813.jpg" manifest:media-type="image/jpeg"/>
  <manifest:file-entry manifest:full-path="Pictures/100002010000028000000280A0D62BB88E1F5266.png" manifest:media-type="image/png"/>
  <manifest:file-entry manifest:full-path="Pictures/10000201000000B4000000B45DAE5F969B081F5F.png" manifest:media-type="image/png"/>
  <manifest:file-entry manifest:full-path="Pictures/1000020100000100000001000754E865987BAF42.png" manifest:media-type="image/png"/>
  <manifest:file-entry manifest:full-path="Pictures/1000020100000190000001905897BB09B9662C6D.png" manifest:media-type="image/png"/>
  <manifest:file-entry manifest:full-path="Pictures/10000000000001900000019047FB30BE9A754E2D.png" manifest:media-type="image/png"/>
  <manifest:file-entry manifest:full-path="Pictures/10000201000003E8000003E81CFC0225F7995FF7.png" manifest:media-type="image/png"/>
  <manifest:file-entry manifest:full-path="Pictures/1000000000000190000001907DB4D12C9165EE7E.png" manifest:media-type="image/png"/>
  <manifest:file-entry manifest:full-path="Pictures/10000201000003E8000003E8A7A042257C7E681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fefe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64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01cm, 0cm, 0.035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8.368cm, 3.468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0cm, 3.468cm, 2.037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pr1" style:family="presentation" style:parent-style-name="OBJECT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frame draw:name="Google Shape;61;p14" draw:style-name="gr1" draw:text-style-name="P1" draw:layer="layout" svg:width="2.164cm" svg:height="2.804cm" svg:x="8.269cm" svg:y="8.648cm">
          <draw:image xlink:href="Pictures/10000201000002510000030039550E4DC802A2F1.png" xlink:type="simple" xlink:show="embed" xlink:actuate="onLoad">
            <text:p/>
          </draw:image>
        </draw:frame>
        <draw:frame draw:name="Google Shape;62;p14" draw:style-name="gr2" draw:text-style-name="P1" draw:layer="layout" svg:width="8.028cm" svg:height="1.716cm" svg:x="16.981cm" svg:y="0.6cm">
          <draw:image xlink:href="Pictures/10000201000001F4000000643D641E8C7C52FA20.png" xlink:type="simple" xlink:show="embed" xlink:actuate="onLoad">
            <text:p/>
          </draw:image>
        </draw:frame>
        <draw:frame draw:name="Google Shape;63;p14" draw:style-name="gr3" draw:text-style-name="P1" draw:layer="layout" svg:width="3.032cm" svg:height="3.103cm" svg:x="4.256cm" svg:y="8.498cm">
          <draw:image xlink:href="Pictures/1000020100000100000001000754E865987BAF42.png" xlink:type="simple" xlink:show="embed" xlink:actuate="onLoad">
            <text:p/>
          </draw:image>
        </draw:frame>
        <draw:frame draw:name="Google Shape;64;p14" draw:style-name="gr1" draw:text-style-name="P1" draw:layer="layout" svg:width="3.216cm" svg:height="3.216cm" svg:x="0.449cm" svg:y="3.215cm">
          <draw:image xlink:href="Pictures/10000000000001900000019047FB30BE9A754E2D.png" xlink:type="simple" xlink:show="embed" xlink:actuate="onLoad">
            <text:p/>
          </draw:image>
        </draw:frame>
        <draw:frame draw:name="Google Shape;65;p14" draw:style-name="gr1" draw:text-style-name="P1" draw:layer="layout" svg:width="2.875cm" svg:height="2.875cm" svg:x="10.435cm" svg:y="0.337cm">
          <draw:image xlink:href="Pictures/1000000000000190000001907DB4D12C9165EE7E.png" xlink:type="simple" xlink:show="embed" xlink:actuate="onLoad">
            <text:p/>
          </draw:image>
        </draw:frame>
        <draw:frame draw:name="Google Shape;66;p14" draw:style-name="gr1" draw:text-style-name="P1" draw:layer="layout" svg:width="6.009cm" svg:height="1.422cm" svg:x="14.951cm" svg:y="12.272cm">
          <draw:image xlink:href="Pictures/1000020100000275000000955DBF3B3150B81DF9.png" xlink:type="simple" xlink:show="embed" xlink:actuate="onLoad">
            <text:p/>
          </draw:image>
        </draw:frame>
        <draw:frame draw:name="Google Shape;67;p14" draw:style-name="gr1" draw:text-style-name="P1" draw:layer="layout" svg:width="3.533cm" svg:height="3.533cm" svg:x="14.231cm" svg:y="8.125cm">
          <draw:image xlink:href="Pictures/10000000000000F0000000F0DB7F4B7A9DB60813.jpg" xlink:type="simple" xlink:show="embed" xlink:actuate="onLoad">
            <text:p/>
          </draw:image>
        </draw:frame>
        <draw:frame draw:name="Google Shape;68;p14" draw:style-name="gr1" draw:text-style-name="P1" draw:layer="layout" svg:width="2.804cm" svg:height="2.804cm" svg:x="13.638cm" svg:y="0.373cm">
          <draw:image xlink:href="Pictures/10000201000003E8000003E8A7A042257C7E681E.png" xlink:type="simple" xlink:show="embed" xlink:actuate="onLoad">
            <text:p/>
          </draw:image>
        </draw:frame>
        <draw:frame draw:name="Google Shape;69;p14" draw:style-name="gr1" draw:text-style-name="P1" draw:layer="layout" svg:width="3.739cm" svg:height="3.739cm" svg:x="20.962cm" svg:y="2.517cm">
          <draw:image xlink:href="Pictures/100002010000028000000280A0D62BB88E1F5266.png" xlink:type="simple" xlink:show="embed" xlink:actuate="onLoad">
            <text:p/>
          </draw:image>
        </draw:frame>
        <draw:frame draw:name="Google Shape;70;p14" draw:style-name="gr1" draw:text-style-name="P1" draw:layer="layout" svg:width="3.448cm" svg:height="3.448cm" svg:x="3.786cm" svg:y="3.098cm">
          <draw:image xlink:href="Pictures/10000201000000B4000000B45DAE5F969B081F5F.png" xlink:type="simple" xlink:show="embed" xlink:actuate="onLoad">
            <text:p/>
          </draw:image>
        </draw:frame>
        <draw:frame draw:name="Google Shape;71;p14" draw:style-name="gr1" draw:text-style-name="P1" draw:layer="layout" svg:width="3.354cm" svg:height="3.354cm" svg:x="21.792cm" svg:y="10.899cm">
          <draw:image xlink:href="Pictures/100002010000009600000096CE44833B03974D13.png" xlink:type="simple" xlink:show="embed" xlink:actuate="onLoad">
            <text:p/>
          </draw:image>
        </draw:frame>
        <draw:custom-shape draw:name="Google Shape;72;p14" draw:style-name="gr4" draw:text-style-name="P2" draw:layer="layout" svg:width="9.104cm" svg:height="2.079cm" svg:x="7.055cm" svg:y="4.8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14" draw:style-name="gr1" draw:text-style-name="P1" draw:layer="layout" svg:width="6.871cm" svg:height="1.716cm" svg:x="0.209cm" svg:y="0.319cm">
          <draw:image xlink:href="Pictures/1000020100000708000001C2836CCDC8DA15B852.png" xlink:type="simple" xlink:show="embed" xlink:actuate="onLoad">
            <text:p/>
          </draw:image>
        </draw:frame>
        <draw:frame draw:name="Google Shape;74;p14" draw:style-name="gr1" draw:text-style-name="P1" draw:layer="layout" svg:width="3.08cm" svg:height="3.08cm" svg:x="21.929cm" svg:y="8.125cm">
          <draw:image xlink:href="Pictures/1000020100000258000002584263A815F093A4AF.png" xlink:type="simple" xlink:show="embed" xlink:actuate="onLoad">
            <text:p/>
          </draw:image>
        </draw:frame>
        <draw:g draw:name="Google Shape;75;p14">
          <draw:frame draw:name="Google Shape;76;p14" draw:style-name="gr5" draw:text-style-name="P1" draw:layer="layout" svg:width="1.398cm" svg:height="2.587cm" svg:x="7.289cm" svg:y="11.689cm">
            <draw:image xlink:href="Pictures/1000020100000190000001905897BB09B9662C6D.png" xlink:type="simple" xlink:show="embed" xlink:actuate="onLoad">
              <text:p/>
            </draw:image>
          </draw:frame>
          <draw:frame draw:name="Google Shape;77;p14" draw:style-name="gr6" draw:text-style-name="P1" draw:layer="layout" svg:width="5.403cm" svg:height="2.587cm" svg:x="8.582cm" svg:y="11.689cm">
            <draw:image xlink:href="Pictures/1000020100000190000001907464ECF2E901A46C.png" xlink:type="simple" xlink:show="embed" xlink:actuate="onLoad">
              <text:p/>
            </draw:image>
          </draw:frame>
        </draw:g>
        <draw:frame draw:name="Google Shape;78;p14" draw:style-name="gr1" draw:text-style-name="P1" draw:layer="layout" svg:width="4.04cm" svg:height="4.04cm" svg:x="16.689cm" svg:y="3.621cm">
          <draw:image xlink:href="Pictures/10000201000003E8000003E81CFC0225F7995FF7.png" xlink:type="simple" xlink:show="embed" xlink:actuate="onLoad">
            <text:p/>
          </draw:image>
        </draw:frame>
        <draw:frame draw:name="Google Shape;79;p14" draw:style-name="gr1" draw:text-style-name="P1" draw:layer="layout" svg:width="2.164cm" svg:height="3.901cm" svg:x="11.414cm" svg:y="7.786cm">
          <draw:image xlink:href="Pictures/100002010000014D0000025872E64D848F1AEB39.png" xlink:type="simple" xlink:show="embed" xlink:actuate="onLoad">
            <text:p/>
          </draw:image>
        </draw:frame>
        <draw:frame draw:name="Google Shape;80;p14" draw:style-name="gr1" draw:text-style-name="P1" draw:layer="layout" svg:width="3.127cm" svg:height="3.699cm" svg:x="0.493cm" svg:y="7.264cm">
          <draw:image xlink:href="Pictures/10000201000002B200000330EBE5E372B6C76E5C.png" xlink:type="simple" xlink:show="embed" xlink:actuate="onLoad">
            <text:p/>
          </draw:image>
        </draw:frame>
        <draw:frame draw:name="Google Shape;81;p14" draw:style-name="gr1" draw:text-style-name="P1" draw:layer="layout" svg:width="2.804cm" svg:height="2.804cm" svg:x="7.355cm" svg:y="0.373cm">
          <draw:image xlink:href="Pictures/10000201000004A3000004A35CA6F6F5363983EA.png" xlink:type="simple" xlink:show="embed" xlink:actuate="onLoad">
            <text:p/>
          </draw:image>
        </draw:frame>
        <draw:frame draw:name="Google Shape;82;p14" draw:style-name="gr1" draw:text-style-name="P1" draw:layer="layout" svg:width="6.696cm" svg:height="2.284cm" svg:x="0.534cm" svg:y="11.434cm">
          <draw:image xlink:href="Pictures/10000201000001F5000000ABCCA2368881FF91EB.png" xlink:type="simple" xlink:show="embed" xlink:actuate="onLoad">
            <text:p/>
          </draw:image>
        </draw:frame>
        <draw:custom-shape draw:name="Google Shape;83;p14" draw:style-name="gr7" draw:text-style-name="P2" draw:layer="layout" svg:width="9.272cm" svg:height="2.3cm" svg:x="7.927cm" svg:y="4.099cm">
          <text:p><text:a xlink:href="http://tinyurl.com/SVQTech" xlink:type="simple">#SVQTech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4;p14" draw:style-name="gr1" draw:text-style-name="P1" draw:layer="layout" svg:width="3.739cm" svg:height="2.599cm" svg:x="18.052cm" svg:y="8.437cm">
          <draw:image xlink:href="Pictures/10000201000002030000016664FF873607AF96C7.png" xlink:type="simple" xlink:show="embed" xlink:actuate="onLoad">
            <text:p/>
          </draw:image>
        </draw:frame>
        <presentation:notes draw:style-name="dp2">
          <draw:frame draw:name="Google Shape;58;g72cb5352a0_0_28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;g72cb5352a0_0_28:notes" draw:style-name="gr8" draw:layer="layout" svg:width="12.7cm" svg:height="9.524cm" svg:x="3.176cm" svg:y="1.905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OBJECT" style:page-layout-name="PM1" draw:style-name="Mdp1">
      <draw:frame draw:name="Google Shape;10;p2" presentation:style-name="OBJECT-title" draw:layer="backgroundobjects" svg:width="23.666cm" svg:height="5.7cm" svg:x="0.866cm" svg:y="2.068cm" presentation:class="title" presentation:placeholder="true" presentation:user-transformed="true">
        <draw:text-box/>
      </draw:frame>
      <draw:frame draw:name="Google Shape;11;p2" presentation:style-name="OBJEC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4"/>
    <meta:generator>LibreOfficeDev/6.0.5.2$Linux_X86_64 LibreOffice_project/</meta:generator>
  </office:meta>
</office:document-meta>
</file>